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officeooo:paragraph-rsid="030723c7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30a2efc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30ca1a8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30e5080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30eef40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312be98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314c207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3174836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3198efa"/>
    </style:style>
    <style:style style:name="P10" style:family="paragraph" style:parent-style-name="List_20_Paragraph" style:list-style-name="L1">
      <style:paragraph-properties fo:text-align="justify" style:justify-single-word="false"/>
      <style:text-properties style:font-name="Courier 10 Pitch" officeooo:paragraph-rsid="0312be98"/>
    </style:style>
    <style:style style:name="P11" style:family="paragraph" style:parent-style-name="List_20_Paragraph" style:list-style-name="L1">
      <style:paragraph-properties fo:text-align="justify" style:justify-single-word="false"/>
      <style:text-properties style:font-name="Courier 10 Pitch" officeooo:paragraph-rsid="030e5080"/>
    </style:style>
    <style:style style:name="P12" style:family="paragraph" style:parent-style-name="List_20_Paragraph" style:list-style-name="L1">
      <style:paragraph-properties fo:text-align="justify" style:justify-single-word="false"/>
      <style:text-properties style:font-name="Courier 10 Pitch" officeooo:paragraph-rsid="030ca1a8"/>
    </style:style>
    <style:style style:name="P13" style:family="paragraph" style:parent-style-name="List_20_Paragraph" style:list-style-name="L1">
      <style:paragraph-properties fo:text-align="justify" style:justify-single-word="false"/>
      <style:text-properties style:font-name="Courier 10 Pitch" fo:font-size="10pt" officeooo:paragraph-rsid="030eef40" style:font-size-asian="10pt" style:font-size-complex="10pt"/>
    </style:style>
    <style:style style:name="P14" style:family="paragraph" style:parent-style-name="List_20_Paragraph" style:list-style-name="L1">
      <style:paragraph-properties fo:text-align="justify" style:justify-single-word="false"/>
      <style:text-properties style:font-name="Courier 10 Pitch" fo:font-size="10pt" officeooo:paragraph-rsid="030ca1a8" style:font-size-asian="10pt" style:font-size-complex="10pt"/>
    </style:style>
    <style:style style:name="T1" style:family="text">
      <style:text-properties fo:color="#ff0000" fo:font-size="9pt" fo:font-style="normal" fo:font-weight="normal" officeooo:rsid="030f468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" style:family="text">
      <style:text-properties fo:color="#ff0000" fo:font-size="9pt" fo:font-style="normal" fo:font-weight="bold" officeooo:rsid="030f468f" style:font-size-asian="9pt" style:font-style-asian="normal" style:font-weight-asian="bold" style:font-name-complex="Calibri1" style:font-size-complex="9pt" style:font-style-complex="normal" style:font-weight-complex="bold"/>
    </style:style>
    <style:style style:name="T3" style:family="text">
      <style:text-properties fo:color="#000000" fo:font-size="9pt" fo:font-weight="bold" officeooo:rsid="030723c7" style:font-size-asian="9pt" style:font-weight-asian="bold" style:font-name-complex="Calibri1" style:font-size-complex="9pt" style:font-weight-complex="bold"/>
    </style:style>
    <style:style style:name="T4" style:family="text">
      <style:text-properties fo:color="#000000" fo:font-size="9pt" fo:font-weight="bold" officeooo:rsid="0314c207" style:font-size-asian="9pt" style:font-weight-asian="bold" style:font-name-complex="Calibri1" style:font-size-complex="9pt" style:font-weight-complex="bold"/>
    </style:style>
    <style:style style:name="T5" style:family="text">
      <style:text-properties fo:color="#000000" fo:font-size="9pt" fo:font-weight="bold" officeooo:rsid="03198efa" style:font-size-asian="9pt" style:font-weight-asian="bold" style:font-name-complex="Calibri1" style:font-size-complex="9pt" style:font-weight-complex="bold"/>
    </style:style>
    <style:style style:name="T6" style:family="text">
      <style:text-properties fo:color="#000000" fo:font-size="9pt" fo:font-weight="normal" officeooo:rsid="030723c7" style:font-size-asian="9pt" style:font-weight-asian="normal" style:font-name-complex="Calibri1" style:font-size-complex="9pt" style:font-weight-complex="normal"/>
    </style:style>
    <style:style style:name="T7" style:family="text">
      <style:text-properties fo:color="#000000" fo:font-size="9pt" fo:font-weight="normal" officeooo:rsid="0307eb47" style:font-size-asian="9pt" style:font-weight-asian="normal" style:font-name-complex="Calibri1" style:font-size-complex="9pt" style:font-weight-complex="normal"/>
    </style:style>
    <style:style style:name="T8" style:family="text">
      <style:text-properties fo:color="#000000" fo:font-size="9pt" fo:font-weight="normal" officeooo:rsid="030ca1a8" style:font-size-asian="9pt" style:font-weight-asian="normal" style:font-name-complex="Calibri1" style:font-size-complex="9pt" style:font-weight-complex="normal"/>
    </style:style>
    <style:style style:name="T9" style:family="text">
      <style:text-properties fo:color="#000000" fo:font-size="9pt" fo:font-weight="normal" officeooo:rsid="0311b6bf" style:font-size-asian="9pt" style:font-weight-asian="normal" style:font-name-complex="Calibri1" style:font-size-complex="9pt" style:font-weight-complex="normal"/>
    </style:style>
    <style:style style:name="T10" style:family="text">
      <style:text-properties fo:color="#000000" fo:font-size="9pt" fo:font-weight="normal" officeooo:rsid="0314c207" style:font-size-asian="9pt" style:font-weight-asian="normal" style:font-name-complex="Calibri1" style:font-size-complex="9pt" style:font-weight-complex="normal"/>
    </style:style>
    <style:style style:name="T11" style:family="text">
      <style:text-properties fo:color="#000000" fo:font-size="9pt" fo:font-weight="normal" officeooo:rsid="030f468f" style:font-size-asian="9pt" style:font-weight-asian="normal" style:font-name-complex="Calibri1" style:font-size-complex="9pt" style:font-weight-complex="normal"/>
    </style:style>
    <style:style style:name="T12" style:family="text">
      <style:text-properties fo:color="#000000" fo:font-size="9pt" fo:font-weight="normal" officeooo:rsid="03174836" style:font-size-asian="9pt" style:font-weight-asian="normal" style:font-name-complex="Calibri1" style:font-size-complex="9pt" style:font-weight-complex="normal"/>
    </style:style>
    <style:style style:name="T13" style:family="text">
      <style:text-properties fo:color="#000000" fo:font-size="9pt" fo:font-weight="normal" officeooo:rsid="03198efa" style:font-size-asian="9pt" style:font-weight-asian="normal" style:font-name-complex="Calibri1" style:font-size-complex="9pt" style:font-weight-complex="normal"/>
    </style:style>
    <style:style style:name="T14" style:family="text">
      <style:text-properties fo:color="#000000" fo:font-size="9pt" fo:font-style="normal" fo:font-weight="normal" officeooo:rsid="030f468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5" style:family="text">
      <style:text-properties fo:color="#000000" fo:font-size="9pt" fo:font-style="normal" fo:font-weight="normal" officeooo:rsid="030723c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6" style:family="text">
      <style:text-properties fo:color="#000000" fo:font-size="9pt" fo:font-style="normal" fo:font-weight="normal" officeooo:rsid="030a2ef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7" style:family="text">
      <style:text-properties fo:color="#000000" fo:font-size="9pt" fo:font-style="normal" fo:font-weight="normal" officeooo:rsid="030e508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8" style:family="text">
      <style:text-properties fo:color="#000000" fo:font-size="9pt" fo:font-style="normal" fo:font-weight="normal" officeooo:rsid="030eef4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9" style:family="text">
      <style:text-properties fo:color="#000000" fo:font-size="9pt" fo:font-style="normal" fo:font-weight="normal" officeooo:rsid="031001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fo:font-size="10pt" style:font-size-asian="10pt"/>
    </style:style>
    <style:style style:name="T22" style:family="text">
      <style:text-properties fo:color="#000000"/>
    </style:style>
    <style:style style:name="T23" style:family="text">
      <style:text-properties fo:color="#000000" style:font-name="Courier 10 Pitch" fo:font-size="10pt" fo:font-weight="normal" officeooo:rsid="03198efa" style:font-size-asian="10pt" style:font-weight-asian="normal" style:font-name-complex="Calibri1" style:font-size-complex="9pt" style:font-weight-complex="normal"/>
    </style:style>
    <style:style style:name="T24" style:family="text">
      <style:text-properties fo:color="#3c3c3c"/>
    </style:style>
    <style:style style:name="T25" style:family="text">
      <style:text-properties fo:color="#3c3c3c" style:text-underline-style="solid" style:text-underline-width="auto" style:text-underline-color="font-color"/>
    </style:style>
    <style:style style:name="T26" style:family="text">
      <style:text-properties fo:color="#3c3c3c" fo:font-size="10pt" style:font-size-asian="10pt"/>
    </style:style>
    <style:style style:name="T27" style:family="text">
      <style:text-properties fo:color="#008080"/>
    </style:style>
    <style:style style:name="T28" style:family="text">
      <style:text-properties fo:color="#008080" fo:font-size="10pt" style:font-size-asian="10pt"/>
    </style:style>
    <style:style style:name="T29" style:family="text">
      <style:text-properties fo:color="#3f7f7f"/>
    </style:style>
    <style:style style:name="T30" style:family="text">
      <style:text-properties fo:color="#3f7f7f" fo:font-size="10pt" style:font-size-asian="10pt"/>
    </style:style>
    <style:style style:name="T31" style:family="text">
      <style:text-properties fo:color="#646464" style:font-name="Monospace" fo:font-size="10pt" style:font-size-asian="10pt"/>
    </style:style>
    <style:style style:name="T32" style:family="text">
      <style:text-properties fo:color="#646464" fo:font-size="10pt" style:font-size-asian="10pt"/>
    </style:style>
    <style:style style:name="T33" style:family="text">
      <style:text-properties fo:color="#646464"/>
    </style:style>
    <style:style style:name="T34" style:family="text">
      <style:text-properties fo:color="#2a00ff" fo:font-size="10pt" style:font-size-asian="10pt"/>
    </style:style>
    <style:style style:name="T35" style:family="text">
      <style:text-properties fo:color="#2a00ff"/>
    </style:style>
    <style:style style:name="T36" style:family="text">
      <style:text-properties fo:color="#0000c0" style:font-name="Monospace" fo:font-size="10pt" style:font-size-asian="10pt"/>
    </style:style>
    <style:style style:name="T37" style:family="text">
      <style:text-properties fo:color="#0000c0" fo:font-size="10pt" fo:font-style="italic" fo:font-weight="bold" style:font-size-asian="10pt" style:font-style-asian="italic" style:font-weight-asian="bold"/>
    </style:style>
    <style:style style:name="T38" style:family="text">
      <style:text-properties fo:color="#0000c0" fo:font-size="10pt" style:font-size-asian="10pt"/>
    </style:style>
    <style:style style:name="T39" style:family="text">
      <style:text-properties fo:color="#0000c0" fo:font-style="italic" fo:font-weight="bold" style:font-style-asian="italic" style:font-weight-asian="bold"/>
    </style:style>
    <style:style style:name="T40" style:family="text">
      <style:text-properties fo:color="#0000c0" style:font-name="Courier 10 Pitch" fo:font-size="10pt" fo:font-weight="normal" officeooo:rsid="03198efa" style:font-size-asian="10pt" style:font-weight-asian="normal" style:font-name-complex="Calibri1" style:font-size-complex="9pt" style:font-weight-complex="normal"/>
    </style:style>
    <style:style style:name="T41" style:family="text">
      <style:text-properties fo:color="#7f0055" style:font-name="Monospace" fo:font-size="10pt" fo:font-weight="bold" style:font-size-asian="10pt" style:font-weight-asian="bold"/>
    </style:style>
    <style:style style:name="T42" style:family="text">
      <style:text-properties fo:color="#7f0055" fo:font-size="10pt" fo:font-weight="bold" style:font-size-asian="10pt" style:font-weight-asian="bold"/>
    </style:style>
    <style:style style:name="T43" style:family="text">
      <style:text-properties fo:color="#6a3e3e" fo:font-size="10pt" style:font-size-asian="10pt"/>
    </style:style>
    <style:style style:name="T44" style:family="text">
      <style:text-properties fo:color="#6a3e3e" style:font-name="Courier 10 Pitch" fo:font-size="10pt" fo:font-weight="normal" officeooo:rsid="03198efa" style:font-size-asian="10pt" style:font-weight-asian="normal" style:font-name-complex="Calibri1" style:font-size-complex="9pt" style:font-weight-complex="normal"/>
    </style:style>
    <style:style style:name="T45" style:family="text">
      <style:text-properties style:font-name="Courier 10 Pitch"/>
    </style:style>
    <style:style style:name="T46" style:family="text">
      <style:text-properties style:font-name="Courier 10 Pitch"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74703_1251961337"/><text:span text:style-name="Strong_20_Emphasis"><text:span text:style-name="T14">localhost:8080/payment/payment/add</text:span></text:span><text:bookmark-end text:name="__DdeLink__74703_1251961337"/></text:p>
      <text:list xml:id="list6774783718807868596" text:style-name="L1">
        <text:list-item>
          <text:p text:style-name="P2"><text:span text:style-name="Strong_20_Emphasis"><text:span text:style-name="T1">localhost:8080/</text:span></text:span><text:span text:style-name="Strong_20_Emphasis"><text:span text:style-name="T14">payment/payment/add:</text:span></text:span><text:span text:style-name="Strong_20_Emphasis"><text:span text:style-name="T15"> </text:span></text:span><text:span text:style-name="Strong_20_Emphasis"><text:span text:style-name="T16">The part of url in the red color corresponds to the webapps directory of tomcat.</text:span></text:span></text:p>
        </text:list-item>
        <text:list-item>
          <text:p text:style-name="P2"><text:span text:style-name="Strong_20_Emphasis"><text:span text:style-name="T14">localhost:8080/</text:span></text:span><text:span text:style-name="Strong_20_Emphasis"><text:span text:style-name="T1">payment</text:span></text:span><text:span text:style-name="Strong_20_Emphasis"><text:span text:style-name="T14">/payment/add: </text:span></text:span><text:span text:style-name="Strong_20_Emphasis"><text:span text:style-name="T16">The</text:span></text:span><text:span text:style-name="Strong_20_Emphasis"><text:span text:style-name="T15"> payment </text:span></text:span><text:span text:style-name="Strong_20_Emphasis"><text:span text:style-name="T16">in the red color </text:span></text:span><text:span text:style-name="Strong_20_Emphasis"><text:span text:style-name="T15">is for the </text:span></text:span><text:span text:style-name="Strong_20_Emphasis"><text:span text:style-name="T16">payment</text:span></text:span><text:span text:style-name="Strong_20_Emphasis"><text:span text:style-name="T15"> project war file. The call goes to the deployment descriptor(web.xml) of the project. This web.xml has the following entry:</text:span></text:span></text:p>
          <text:p text:style-name="P14"><text:span text:style-name="T27">&lt;</text:span><text:span text:style-name="T29">servlet</text:span><text:span text:style-name="T27">&gt;</text:span></text:p>
          <text:p text:style-name="P14"><text:span text:style-name="T24"><text:tab/></text:span><text:span text:style-name="T27">&lt;</text:span><text:span text:style-name="T29">servlet-name</text:span><text:span text:style-name="T27">&gt;</text:span><text:span text:style-name="T24">SpringDispatcher</text:span><text:span text:style-name="T27">&lt;/</text:span><text:span text:style-name="T29">servlet-name</text:span><text:span text:style-name="T27">&gt;</text:span></text:p>
          <text:p text:style-name="P14"><text:span text:style-name="T24"><text:tab/></text:span><text:span text:style-name="T27">&lt;</text:span><text:span text:style-name="T29">servlet-class</text:span><text:span text:style-name="T27">&gt;</text:span></text:p>
          <text:p text:style-name="P14"><text:span text:style-name="T27"><text:tab/><text:tab/></text:span><text:span text:style-name="T24">org.springframework.web.servlet.DispatcherServlet <text:tab/></text:span><text:span text:style-name="T27">&lt;/</text:span><text:span text:style-name="T29">servlet-class</text:span><text:span text:style-name="T27">&gt;</text:span></text:p>
          <text:p text:style-name="P14"><text:span text:style-name="T24"><text:tab/></text:span><text:span text:style-name="T27">&lt;</text:span><text:span text:style-name="T29">init-param</text:span><text:span text:style-name="T27">&gt;</text:span></text:p>
          <text:p text:style-name="P14"><text:span text:style-name="T24"><text:tab/><text:tab/></text:span><text:span text:style-name="T27">&lt;</text:span><text:span text:style-name="T29">param-name</text:span><text:span text:style-name="T27">&gt;</text:span><text:span text:style-name="T24">contextConfigLocation</text:span><text:span text:style-name="T27">&lt;/</text:span><text:span text:style-name="T29">param-name</text:span><text:span text:style-name="T27">&gt;</text:span></text:p>
          <text:p text:style-name="P14"><text:span text:style-name="T24"><text:tab/><text:tab/></text:span><text:span text:style-name="T27">&lt;</text:span><text:span text:style-name="T29">param-value</text:span><text:span text:style-name="T27">&gt;</text:span></text:p>
          <text:p text:style-name="P14"><text:span text:style-name="T27"><text:tab/><text:tab/><text:tab/></text:span><text:span text:style-name="T24">classpath:config/META-INF/spring/</text:span><text:span text:style-name="T25">mvc</text:span><text:span text:style-name="T24">-context.xml</text:span></text:p>
          <text:p text:style-name="P14"><text:span text:style-name="T24"><text:tab/><text:tab/></text:span><text:span text:style-name="T27">&lt;/</text:span><text:span text:style-name="T29">param-value</text:span><text:span text:style-name="T27">&gt;</text:span></text:p>
          <text:p text:style-name="P14"><text:span text:style-name="T24"><text:tab/></text:span><text:span text:style-name="T27">&lt;/</text:span><text:span text:style-name="T29">init-param</text:span><text:span text:style-name="T27">&gt;</text:span></text:p>
          <text:p text:style-name="P14"><text:span text:style-name="T24"><text:tab/></text:span><text:span text:style-name="T27">&lt;</text:span><text:span text:style-name="T29">load-on-startup</text:span><text:span text:style-name="T27">&gt;</text:span><text:span text:style-name="T24">2</text:span><text:span text:style-name="T27">&lt;/</text:span><text:span text:style-name="T29">load-on-startup</text:span><text:span text:style-name="T27">&gt;</text:span></text:p>
          <text:p text:style-name="P14"><text:span text:style-name="T27">&lt;/</text:span><text:span text:style-name="T29">servlet</text:span><text:span text:style-name="T27">&gt;</text:span></text:p>
          <text:p text:style-name="P3"><text:span text:style-name="Strong_20_Emphasis"><text:span text:style-name="T7">SpringDispatcher class is an inbuilt class of Spring framework which dispatches the web requests. </text:span></text:span><text:span text:style-name="Strong_20_Emphasis"><text:span text:style-name="T8">The web.xml also has following entries:</text:span></text:span></text:p>
          <text:p text:style-name="P12"><text:span text:style-name="T28">&lt;</text:span><text:span text:style-name="T30">servlet-mapping</text:span><text:span text:style-name="T28">&gt;</text:span></text:p>
          <text:p text:style-name="P12"><text:span text:style-name="T26"><text:tab/></text:span><text:span text:style-name="T28">&lt;</text:span><text:span text:style-name="T30">servlet-name</text:span><text:span text:style-name="T28">&gt;</text:span><text:span text:style-name="T26">SpringDispatcher</text:span><text:span text:style-name="T28">&lt;/</text:span><text:span text:style-name="T30">servlet-name</text:span><text:span text:style-name="T28">&gt;</text:span></text:p>
          <text:p text:style-name="P12"><text:span text:style-name="T26"><text:tab/></text:span><text:span text:style-name="T28">&lt;</text:span><text:span text:style-name="T30">url-pattern</text:span><text:span text:style-name="T28">&gt;</text:span><text:span text:style-name="T26">/</text:span><text:span text:style-name="T28">&lt;/</text:span><text:span text:style-name="T30">url-pattern</text:span><text:span text:style-name="T28">&gt;</text:span></text:p>
          <text:p text:style-name="P12"><text:span text:style-name="T28">&lt;/</text:span><text:span text:style-name="T30">servlet-mapping</text:span><text:span text:style-name="T28">&gt;</text:span></text:p>
          <text:p text:style-name="P4"><text:span text:style-name="Strong_20_Emphasis"><text:span text:style-name="T7">In Spring framework, we see only one mapping of SpringDispatcher and url and the url is only “/” </text:span></text:span><text:span text:style-name="Strong_20_Emphasis"><text:span text:style-name="T8">(</text:span></text:span><text:span text:style-name="Strong_20_Emphasis"><text:span text:style-name="T14">localhost:8080/payment</text:span></text:span><text:span text:style-name="Strong_20_Emphasis"><text:span text:style-name="T2">/</text:span></text:span><text:span text:style-name="Strong_20_Emphasis"><text:span text:style-name="T14">payment/add</text:span></text:span><text:span text:style-name="Strong_20_Emphasis"><text:span text:style-name="T8">)</text:span></text:span><text:span text:style-name="Strong_20_Emphasis"><text:span text:style-name="T7">, means the request goes directly to the controllers from this place.</text:span></text:span></text:p>
        </text:list-item>
        <text:list-item>
          <text:p text:style-name="P4"><text:span text:style-name="Strong_20_Emphasis"><text:span text:style-name="T14">localhost:8080/payment/</text:span></text:span><text:span text:style-name="Strong_20_Emphasis"><text:span text:style-name="T1">payment/</text:span></text:span><text:span text:style-name="Strong_20_Emphasis"><text:span text:style-name="T14">add: </text:span></text:span><text:span text:style-name="Strong_20_Emphasis"><text:span text:style-name="T17">The call will go the the PaymentController class (com.moglilabs.payment.controller.PaymentController). We can see the following annotations above PaymentController class:</text:span></text:span></text:p>
          <text:p text:style-name="P11"><text:span text:style-name="T32">@RequestMapping</text:span><text:span text:style-name="T21">(value = </text:span><text:span text:style-name="T34">"/payment/*"</text:span><text:span text:style-name="T21">)</text:span></text:p>
        </text:list-item>
        <text:list-item>
          <text:p text:style-name="P5"><text:span text:style-name="Strong_20_Emphasis"><text:span text:style-name="T14">localhost:8080/payment/payment/</text:span></text:span><text:span text:style-name="Strong_20_Emphasis"><text:span text:style-name="T1">add</text:span></text:span><text:span text:style-name="Strong_20_Emphasis"><text:span text:style-name="T14">: </text:span></text:span><text:span text:style-name="Strong_20_Emphasis"><text:span text:style-name="T17">add is the action in the PaymentController class. </text:span></text:span><text:span text:style-name="Strong_20_Emphasis"><text:span text:style-name="T18">We can see the following annotations above </text:span></text:span><text:span text:style-name="Strong_20_Emphasis"><text:span text:style-name="T19">createPayment</text:span></text:span><text:span text:style-name="Strong_20_Emphasis"><text:span text:style-name="T18"> method:</text:span></text:span></text:p>
          <text:p text:style-name="P13"><text:span text:style-name="T33">@RequestMapping</text:span><text:span text:style-name="T22">(value = </text:span><text:span text:style-name="T35">"add"</text:span><text:span text:style-name="T22">, method = RequestMethod.</text:span><text:span text:style-name="T39">POST</text:span><text:span text:style-name="T22">)</text:span></text:p>
          <text:p text:style-name="P6"><text:span text:style-name="Strong_20_Emphasis"><text:span text:style-name="T9">The method createPayment requires AddPaymentRequest object as the parameter and returns AddPaymentResponse object. The definition of the method is:</text:span></text:span></text:p>
          <text:p text:style-name="P10"><text:span text:style-name="T32">@RequestMapping</text:span><text:span text:style-name="T21">(value = </text:span><text:span text:style-name="T34">"add"</text:span><text:span text:style-name="T21">, method = RequestMethod.</text:span><text:span text:style-name="T37">POST</text:span><text:span text:style-name="T21">)</text:span></text:p>
          <text:p text:style-name="P10"><text:span text:style-name="T42">public</text:span><text:span text:style-name="T21"> </text:span><text:span text:style-name="T32">@ResponseBody</text:span><text:span text:style-name="T21"> AddPaymentResponse createPayment(</text:span><text:span text:style-name="T32">@RequestBody</text:span><text:span text:style-name="T21"> AddPaymentRequest </text:span><text:span text:style-name="T43">request</text:span><text:span text:style-name="T21">) {</text:span></text:p>
          <text:p text:style-name="P10"><text:span text:style-name="T21"><text:tab/></text:span><text:span text:style-name="T42">return</text:span><text:span text:style-name="T21"> </text:span><text:span text:style-name="T38">paymentService</text:span><text:span text:style-name="T21">.addPayment(</text:span><text:span text:style-name="T43">request</text:span><text:span text:style-name="T21">);</text:span></text:p>
          <text:p text:style-name="P10"><text:span text:style-name="T21">}</text:span></text:p>
        </text:list-item>
        <text:list-item>
          <text:p text:style-name="P8"><text:span text:style-name="Strong_20_Emphasis"><text:span text:style-name="T10">This AddPaymentRequest class is a request class present in the request directory. All the request class has fields for the corresponding request. For example: AddPaymentRequest class has following fields:</text:span></text:span></text:p>
          <text:p text:style-name="P8"><text:span text:style-name="T20"><text:tab/></text:span><text:span text:style-name="T31">@NotNull</text:span><text:span text:style-name="T20"><text:tab/></text:span><text:span text:style-name="T41">private</text:span><text:span text:style-name="T20"> Integer </text:span><text:span text:style-name="T36">companyId</text:span><text:span text:style-name="T20">;</text:span></text:p>
          <text:p text:style-name="P8"><text:span text:style-name="T20"><text:tab/></text:span><text:span text:style-name="T31">@NotNull</text:span><text:span text:style-name="T20"><text:tab/></text:span><text:span text:style-name="T41">private</text:span><text:span text:style-name="T20"> Integer </text:span><text:span text:style-name="T36">createdBy</text:span><text:span text:style-name="T20">;</text:span></text:p>
          <text:p text:style-name="P8"><text:span text:style-name="T20"><text:tab/></text:span><text:span text:style-name="T31">@NotNull</text:span><text:span text:style-name="T20"><text:tab/></text:span><text:span text:style-name="T41">private</text:span><text:span text:style-name="T20"> Integer </text:span><text:span text:style-name="T36">plantId</text:span><text:span text:style-name="T20">;</text:span></text:p>
          <text:p text:style-name="P8"><text:span text:style-name="T20"><text:tab/></text:span><text:span text:style-name="T31">@NotNull</text:span><text:span text:style-name="T20"><text:tab/></text:span><text:span text:style-name="T41">private</text:span><text:span text:style-name="T20"> Double </text:span><text:span text:style-name="T36">amount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currency</text:span><text:span text:style-name="T20">;</text:span></text:p>
          <text:p text:style-name="P8"><text:span text:style-name="T20"><text:tab/></text:span><text:span text:style-name="T41">private</text:span><text:span text:style-name="T20"> Integer </text:span><text:span text:style-name="T36">mode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paymentDate</text:span><text:span text:style-name="T20">;</text:span></text:p>
          <text:p text:style-name="P8"><text:span text:style-name="T20"><text:tab/></text:span><text:span text:style-name="T41">private</text:span><text:span text:style-name="T20"> Boolean </text:span><text:span text:style-name="T36">isDeleted</text:span><text:span text:style-name="T20"> = </text:span><text:span text:style-name="T41">false</text:span><text:span text:style-name="T20">;</text:span></text:p>
          <text:p text:style-name="P8"><text:soft-page-break/><text:span text:style-name="T20"><text:tab/></text:span><text:span text:style-name="T31">@NotNull</text:span><text:span text:style-name="T20"><text:tab/></text:span><text:span text:style-name="T41">private</text:span><text:span text:style-name="T20"> Integer </text:span><text:span text:style-name="T36">sellerId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sellerName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customerDocNo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remark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referenceDoc</text:span><text:span text:style-name="T20">;</text:span></text:p>
          <text:p text:style-name="P8"><text:span text:style-name="T20"><text:tab/></text:span><text:span text:style-name="T41">private</text:span><text:span text:style-name="T20"> String </text:span><text:span text:style-name="T36">ip</text:span><text:span text:style-name="T20">;</text:span></text:p>
          <text:p text:style-name="P7"><text:span text:style-name="Strong_20_Emphasis"><text:span text:style-name="T10">Because the POST request </text:span></text:span><text:span text:style-name="Strong_20_Emphasis"><text:span text:style-name="T14">localhost:8080/payment/payment/add </text:span></text:span><text:span text:style-name="Strong_20_Emphasis"><text:span text:style-name="T10">has following fields in the body:</text:span></text:span></text:p>
          <text:p text:style-name="P7"><text:span text:style-name="Strong_20_Emphasis"><text:span text:style-name="T11">{</text:span></text:span></text:p>
          <text:p text:style-name="P7"><text:span text:style-name="Strong_20_Emphasis"><text:span text:style-name="T11"><text:s text:c="2"/>"companyId" : 249, <text:s text:c="3"/></text:span></text:span></text:p>
          <text:p text:style-name="P7"><text:span text:style-name="Strong_20_Emphasis"><text:span text:style-name="T11"><text:s text:c="2"/>"plantId" : 251,</text:span></text:span></text:p>
          <text:p text:style-name="P7"><text:span text:style-name="Strong_20_Emphasis"><text:span text:style-name="T11"><text:s text:c="2"/>"createdBy": 265,</text:span></text:span></text:p>
          <text:p text:style-name="P7"><text:span text:style-name="Strong_20_Emphasis"><text:span text:style-name="T11"><text:s text:c="2"/>"amount" : 300.50,</text:span></text:span></text:p>
          <text:p text:style-name="P7"><text:span text:style-name="Strong_20_Emphasis"><text:span text:style-name="T11"><text:s text:c="2"/>"currency" : "Rs.",</text:span></text:span></text:p>
          <text:p text:style-name="P7"><text:span text:style-name="Strong_20_Emphasis"><text:span text:style-name="T11"><text:s text:c="2"/>"mode" : 10,</text:span></text:span></text:p>
          <text:p text:style-name="P7"><text:span text:style-name="Strong_20_Emphasis"><text:span text:style-name="T11"><text:s text:c="2"/>"paymentDate" : "2016-11-04 13:10:12",</text:span></text:span></text:p>
          <text:p text:style-name="P7"><text:span text:style-name="Strong_20_Emphasis"><text:span text:style-name="T11"><text:s text:c="2"/>"sellerId" : 200,</text:span></text:span></text:p>
          <text:p text:style-name="P7"><text:span text:style-name="Strong_20_Emphasis"><text:span text:style-name="T11"><text:s text:c="2"/>"sellerName" : "Test supplier",</text:span></text:span></text:p>
          <text:p text:style-name="P7"><text:span text:style-name="Strong_20_Emphasis"><text:span text:style-name="T11"><text:s text:c="2"/>"customerDocNo" : "Customer doc",</text:span></text:span></text:p>
          <text:p text:style-name="P7"><text:span text:style-name="Strong_20_Emphasis"><text:span text:style-name="T11"><text:s text:c="2"/>"referenceDoc" : "test ref doc",</text:span></text:span></text:p>
          <text:p text:style-name="P7"><text:span text:style-name="Strong_20_Emphasis"><text:span text:style-name="T11"><text:s text:c="2"/>"remark" : "Test remark",</text:span></text:span></text:p>
          <text:p text:style-name="P7"><text:span text:style-name="Strong_20_Emphasis"><text:span text:style-name="T11"><text:s text:c="2"/>"ip": "192.189.23.32"</text:span></text:span></text:p>
          <text:p text:style-name="P7"><text:span text:style-name="Strong_20_Emphasis"><text:span text:style-name="T11">}</text:span></text:span></text:p>
        </text:list-item>
        <text:list-item>
          <text:p text:style-name="P8"><text:span text:style-name="Strong_20_Emphasis"><text:span text:style-name="T12">Similarly AddPaymentResponse class is present in the response directory and it contains the object of dto (data transfer object) class to transfer the data from the database to the controller.</text:span></text:span></text:p>
        </text:list-item>
        <text:list-item>
          <text:p text:style-name="P9"><text:span text:style-name="Strong_20_Emphasis"><text:span text:style-name="T13">So now again move to the controller. The controller uses the PaymentService to perform the tasks. Here in the above example of the controller, the </text:span></text:span><text:span text:style-name="Strong_20_Emphasis"><text:span text:style-name="T40">paymentService</text:span></text:span><text:span text:style-name="Strong_20_Emphasis"><text:span text:style-name="T23">.addPayment(</text:span></text:span><text:span text:style-name="Strong_20_Emphasis"><text:span text:style-name="T44">request</text:span></text:span><text:span text:style-name="Strong_20_Emphasis"><text:span text:style-name="T23">)</text:span></text:span><text:span text:style-name="Strong_20_Emphasis"><text:span text:style-name="T4"> </text:span></text:span><text:span text:style-name="Strong_20_Emphasis"><text:span text:style-name="T13">method of the controller is called which performs the task of adding the data present in AddPaymentRequest object received in the parameters.</text:span></text:span></text:p>
        </text:list-item>
        <text:list-item>
          <text:p text:style-name="P9"><text:span text:style-name="Strong_20_Emphasis"><text:span text:style-name="T6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1-11T23:58:26.911177957</dc:date>
    <meta:editing-cycles>1205</meta:editing-cycles>
    <meta:editing-duration>P7DT15H40M21S</meta:editing-duration>
    <meta:generator>LibreOffice/5.1.4.2$Linux_X86_64 LibreOffice_project/10m0$Build-2</meta:generator>
    <meta:document-statistic meta:table-count="0" meta:image-count="0" meta:object-count="0" meta:page-count="2" meta:paragraph-count="64" meta:word-count="415" meta:character-count="3515" meta:non-whitespace-character-count="31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